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roid Sans" svg:font-family="'Droid Sans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fo:margin-left="0.0694in" table:align="left" style:writing-mode="lr-tb"/>
    </style:style>
    <style:style style:name="Table1.A" style:family="table-column">
      <style:table-column-properties style:column-width="6.5in"/>
    </style:style>
    <style:style style:name="Table1.A1" style:family="table-cell">
      <style:table-cell-properties style:vertical-align="top" fo:background-color="#d9d9d9" fo:padding="0.0694in" fo:border="1pt solid #ffffff">
        <style:background-image/>
      </style:table-cell-properties>
    </style:style>
    <style:style style:name="Table2" style:family="table">
      <style:table-properties style:width="6.6563in" fo:margin-left="0.075in" table:align="left" style:writing-mode="lr-tb"/>
    </style:style>
    <style:style style:name="Table2.A" style:family="table-column">
      <style:table-column-properties style:column-width="3.3958in"/>
    </style:style>
    <style:style style:name="Table2.B" style:family="table-column">
      <style:table-column-properties style:column-width="3.2604in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="0.75pt solid #dbe5f1">
        <style:background-image/>
      </style:table-cell-properties>
    </style:style>
    <style:style style:name="P1" style:family="paragraph" style:parent-style-name="Standard">
      <style:paragraph-properties fo:margin-top="0in" fo:margin-bottom="0.139in" fo:line-height="115%" fo:break-before="auto" fo:break-after="auto" style:writing-mode="lr-tb">
        <style:tab-stops>
          <style:tab-stop style:position="0.5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>
        <style:tab-stops>
          <style:tab-stop style:position="0.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.139in" fo:line-height="115%" fo:text-align="justify" style:justify-single-word="false" fo:text-indent="0in" style:auto-text-indent="false" fo:break-before="auto" fo:break-after="auto" style:writing-mode="lr-tb"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fo:break-before="auto" fo:break-after="auto" style:writing-mode="lr-tb">
        <style:tab-stops>
          <style:tab-stop style:position="0.5in"/>
        </style:tab-stops>
      </style:paragraph-properties>
    </style:style>
    <style:style style:name="P5" style:family="paragraph" style:parent-style-name="Standard" style:master-page-name="Standard">
      <style:paragraph-properties fo:margin-top="0in" fo:margin-bottom="0.139in" fo:line-height="115%" fo:text-align="center" style:justify-single-word="false" style:page-number="auto" fo:break-before="auto" fo:break-after="auto" style:writing-mode="lr-tb">
        <style:tab-stops>
          <style:tab-stop style:position="0.5in"/>
        </style:tab-stops>
      </style:paragraph-properties>
    </style:style>
    <style:style style:name="P6" style:family="paragraph" style:parent-style-name="Standard" style:list-style-name="L1">
      <style:paragraph-properties fo:margin-top="0in" fo:margin-bottom="0.139in" fo:line-height="115%" fo:text-align="start" style:justify-single-word="false" style:writing-mode="lr-tb">
        <style:tab-stops>
          <style:tab-stop style:position="0.5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S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8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9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0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 style:list-style-name="LS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2" style:family="paragraph" style:parent-style-name="Standard" style:list-style-name="LS5">
      <style:paragraph-properties fo:margin-left="0in" fo:margin-right="0in" fo:margin-top="0in" fo:margin-bottom="0in" fo:line-height="42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.139in" fo:line-height="115%" fo:text-align="justify" style:justify-single-word="false" fo:text-indent="0in" style:auto-text-indent="false" fo:break-before="auto" fo:break-after="auto" style:writing-mode="lr-tb">
        <style:tab-stops>
          <style:tab-stop style:position="0.5in"/>
        </style:tab-stops>
      </style:paragraph-properties>
    </style:style>
    <style:style style:name="T1" style:family="text">
      <style:text-properties fo:color="#00000a" style:font-name="Droid Sans" fo:font-size="14pt" fo:font-weight="bold" style:font-name-asian="Droid Sans" style:font-size-asian="14pt" style:font-weight-asian="bold" style:font-name-complex="Droid Sans" style:font-size-complex="14pt" style:font-weight-complex="bold"/>
    </style:style>
    <style:style style:name="T2" style:family="text">
      <style:text-properties fo:color="#00000a" style:font-name="Droid Sans" style:font-name-asian="Droid Sans" style:font-name-complex="Droid Sans"/>
    </style:style>
    <style:style style:name="T3" style:family="text">
      <style:text-properties fo:color="#00000a" style:font-name="Droid Sans" fo:font-size="11pt" style:font-name-asian="Droid Sans" style:font-size-asian="11pt" style:font-name-complex="Droid Sans" style:font-size-complex="11pt"/>
    </style:style>
    <style:style style:name="T4" style:family="text">
      <style:text-properties fo:color="#00000a" style:font-name="Calibri" style:font-name-asian="Calibri" style:font-name-complex="Calibri"/>
    </style:style>
    <style:style style:name="T5" style:family="text">
      <style:text-properties fo:color="#00000a" style:text-line-through-style="none" style:font-name="Droid Sans" fo:font-size="11pt" fo:font-style="normal" style:text-underline-style="none" fo:font-weight="bold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T6" style:family="text">
      <style:text-properties fo:color="#00000a" style:text-line-through-style="none" style:font-name="Droid Sans" fo:font-size="11pt" fo:font-style="normal" style:text-underline-style="none" fo:font-weight="normal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7" style:family="text">
      <style:text-properties fo:color="#00000a" style:text-line-through-style="none" style:font-name="Droid Sans" fo:font-size="11pt" fo:font-style="italic" style:text-underline-style="none" fo:font-weight="normal" style:font-name-asian="Droid Sans" style:font-size-asian="11pt" style:font-style-asian="italic" style:font-weight-asian="normal" style:font-name-complex="Droid Sans" style:font-size-complex="11pt" style:font-style-complex="italic" style:font-weight-complex="normal"/>
    </style:style>
    <style:style style:name="T8" style:family="text">
      <style:text-properties fo:color="#00000a" style:text-line-through-style="none" style:font-name="Droid Sans" fo:font-size="14pt" fo:font-style="normal" style:text-underline-style="none" fo:font-weight="bold" style:font-name-asian="Droid Sans" style:font-size-asian="14pt" style:font-style-asian="normal" style:font-weight-asian="bold" style:font-name-complex="Droid Sans" style:font-size-complex="14pt" style:font-style-complex="normal" style:font-weight-complex="bold"/>
    </style:style>
    <style:style style:name="T9" style:family="text">
      <style:text-properties fo:color="#00000a" style:text-line-through-style="none" style:font-name="Droid Sans" fo:font-size="14pt" fo:font-style="normal" style:text-underline-style="none" style:font-name-asian="Droid Sans" style:font-size-asian="14pt" style:font-style-asian="normal" style:font-name-complex="Droid Sans" style:font-size-complex="14pt" style:font-style-complex="normal"/>
    </style:style>
    <style:style style:name="T10" style:family="text">
      <style:text-properties fo:color="#00000a" style:text-line-through-style="none" style:font-name="Droid Sans" fo:font-style="normal" style:text-underline-style="none" style:font-name-asian="Droid Sans" style:font-style-asian="normal" style:font-name-complex="Droid Sans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iario</text:span><text:span text:style-name="T1"> </text:span><text:span text:style-name="T1">de</text:span><text:span text:style-name="T1"> </text:span><text:span text:style-name="T1">Doble</text:span><text:span text:style-name="T1"> </text:span><text:span text:style-name="T1">Entrada</text:span><text:span text:style-name="T1"> #1</text:span></text:p>
      <text:p text:style-name="P1"><text:span text:style-name="T2">Ética</text:span><text:span text:style-name="T3"> </text:span><text:span text:style-name="T3">y</text:span><text:span text:style-name="T3"> </text:span><text:span text:style-name="T3">Profesionalismo</text:span><text:span text:style-name="T4">, </text:span><text:span text:style-name="T3">Leo</text:span><text:span text:style-name="T3"> </text:span><text:span text:style-name="T3">Picado</text:span><text:span text:style-name="T3"> </text:span><text:span text:style-name="T3">Ortega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5">La</text:span><text:span text:style-name="T5"> </text:span><text:span text:style-name="T5">mini</text:span><text:span text:style-name="T5">-</text:span><text:span text:style-name="T5">guía</text:span><text:span text:style-name="T5"> </text:span><text:span text:style-name="T5">para</text:span><text:span text:style-name="T5"> </text:span><text:span text:style-name="T5">el</text:span><text:span text:style-name="T5"> </text:span><text:span text:style-name="T5">Pensamiento</text:span><text:span text:style-name="T5"> </text:span><text:span text:style-name="T5">crítico</text:span><text:span text:style-name="T5"> </text:span><text:span text:style-name="T5">Conceptos</text:span><text:span text:style-name="T5"> </text:span><text:span text:style-name="T5">y</text:span><text:span text:style-name="T5"> </text:span><text:span text:style-name="T5">herramientas</text:span><text:span text:style-name="T5"><text:line-break/>- </text:span><text:span text:style-name="T5">Dr</text:span><text:span text:style-name="T5">. </text:span><text:span text:style-name="T5">Richard</text:span><text:span text:style-name="T5"> </text:span><text:span text:style-name="T5">Paul</text:span><text:span text:style-name="T5">, </text:span><text:span text:style-name="T5">Dra</text:span><text:span text:style-name="T5">. </text:span><text:span text:style-name="T5">Linda</text:span><text:span text:style-name="T5"> </text:span><text:span text:style-name="T5">Elder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text:span text:style-name="T8">Resumen</text:span><text:span text:style-name="T8">:</text:span></text:p>
            <text:list xml:id="list8943223371" text:style-name="LS1">
              <text:list-item>
                <text:p text:style-name="P7"><text:span text:style-name="T6">En</text:span><text:span text:style-name="T6"> </text:span><text:span text:style-name="T6">esta</text:span><text:span text:style-name="T6"> </text:span><text:span text:style-name="T6">guía</text:span><text:span text:style-name="T6"> </text:span><text:span text:style-name="T6">de</text:span><text:span text:style-name="T6"> </text:span><text:span text:style-name="T6">bolsillo</text:span><text:span text:style-name="T6">, </text:span><text:span text:style-name="T6">Paul</text:span><text:span text:style-name="T6"> </text:span><text:span text:style-name="T6">y</text:span><text:span text:style-name="T6"> </text:span><text:span text:style-name="T6">Elder</text:span><text:span text:style-name="T6">, </text:span><text:span text:style-name="T6">cubren</text:span><text:span text:style-name="T6"> </text:span><text:span text:style-name="T6">técnicas</text:span><text:span text:style-name="T6"> </text:span><text:span text:style-name="T6">para</text:span><text:span text:style-name="T6"> </text:span><text:span text:style-name="T6">llegar</text:span><text:span text:style-name="T6"> </text:span><text:span text:style-name="T6">a</text:span><text:span text:style-name="T6"> </text:span><text:span text:style-name="T6">desarrollar</text:span><text:span text:style-name="T6"> </text:span><text:span text:style-name="T6">una</text:span><text:span text:style-name="T6"> </text:span><text:span text:style-name="T6">madurez</text:span><text:span text:style-name="T6"> </text:span><text:span text:style-name="T6">intelectual</text:span><text:span text:style-name="T6">, </text:span><text:span text:style-name="T6">ligada</text:span><text:span text:style-name="T6"> </text:span><text:span text:style-name="T6">directamente</text:span><text:span text:style-name="T6"> </text:span><text:span text:style-name="T6">al</text:span><text:span text:style-name="T6"> </text:span><text:span text:style-name="T6">pensamiento</text:span><text:span text:style-name="T6"> </text:span><text:span text:style-name="T6">crítico</text:span><text:span text:style-name="T6">, </text:span><text:span text:style-name="T6">el</text:span><text:span text:style-name="T6"> </text:span><text:span text:style-name="T6">cual</text:span><text:span text:style-name="T6"> </text:span><text:span text:style-name="T6">es</text:span><text:span text:style-name="T6"> </text:span><text:span text:style-name="T6">aplicable</text:span><text:span text:style-name="T6"> </text:span><text:span text:style-name="T6">a</text:span><text:span text:style-name="T6"> </text:span><text:span text:style-name="T6">la</text:span><text:span text:style-name="T6"> </text:span><text:span text:style-name="T6">diaria</text:span><text:span text:style-name="T6"> </text:span><text:span text:style-name="T6">resolución</text:span><text:span text:style-name="T6"> </text:span><text:span text:style-name="T6">de</text:span><text:span text:style-name="T6"> </text:span><text:span text:style-name="T6">problemas</text:span><text:span text:style-name="T6">.</text:span></text:p>
              </text:list-item>
              <text:list-item>
                <text:p text:style-name="P7"><text:span text:style-name="T6">Los</text:span><text:span text:style-name="T6"> </text:span><text:span text:style-name="T6">autores</text:span><text:span text:style-name="T6"> </text:span><text:span text:style-name="T6">comparten</text:span><text:span text:style-name="T6"> </text:span><text:span text:style-name="T6">una</text:span><text:span text:style-name="T6"> </text:span><text:span text:style-name="T6">serie</text:span><text:span text:style-name="T6"> </text:span><text:span text:style-name="T6">de</text:span><text:span text:style-name="T6"> </text:span><text:span text:style-name="T6">preguntas</text:span><text:span text:style-name="T6"> </text:span><text:span text:style-name="T6">a</text:span><text:span text:style-name="T6"> </text:span><text:span text:style-name="T6">considerar</text:span><text:span text:style-name="T6"> </text:span><text:span text:style-name="T6">en</text:span><text:span text:style-name="T6"> </text:span><text:span text:style-name="T6">todas</text:span><text:span text:style-name="T6"> </text:span><text:span text:style-name="T6">las</text:span><text:span text:style-name="T6"> </text:span><text:span text:style-name="T6">actividades</text:span><text:span text:style-name="T6"> </text:span><text:span text:style-name="T6">en</text:span><text:span text:style-name="T6"> </text:span><text:span text:style-name="T6">que</text:span><text:span text:style-name="T6"> </text:span><text:span text:style-name="T6">nos</text:span><text:span text:style-name="T6"> </text:span><text:span text:style-name="T6">veamos</text:span><text:span text:style-name="T6"> </text:span><text:span text:style-name="T6">involucrados</text:span><text:span text:style-name="T6">, </text:span><text:span text:style-name="T6">abarcando</text:span><text:span text:style-name="T6"> </text:span><text:span text:style-name="T6">ejes</text:span><text:span text:style-name="T6"> </text:span><text:span text:style-name="T6">tales</text:span><text:span text:style-name="T6"> </text:span><text:span text:style-name="T6">como</text:span><text:span text:style-name="T6">: </text:span><text:span text:style-name="T6">el</text:span><text:span text:style-name="T6"> </text:span><text:span text:style-name="T6">propósito</text:span><text:span text:style-name="T6"> </text:span><text:span text:style-name="T6">de</text:span><text:span text:style-name="T6"> </text:span><text:span text:style-name="T6">la</text:span><text:span text:style-name="T6"> </text:span><text:span text:style-name="T6">tarea</text:span><text:span text:style-name="T6"> </text:span><text:span text:style-name="T6">a</text:span><text:span text:style-name="T6"> </text:span><text:span text:style-name="T6">realizar</text:span><text:span text:style-name="T6">, </text:span><text:span text:style-name="T6">la</text:span><text:span text:style-name="T6"> </text:span><text:span text:style-name="T6">información</text:span><text:span text:style-name="T6"> </text:span><text:span text:style-name="T6">disponible</text:span><text:span text:style-name="T6">, </text:span><text:span text:style-name="T6">inferencias</text:span><text:span text:style-name="T6">, </text:span><text:span text:style-name="T6">conceptos</text:span><text:span text:style-name="T6"> </text:span><text:span text:style-name="T6">existentes</text:span><text:span text:style-name="T6">, </text:span><text:span text:style-name="T6">supuestos</text:span><text:span text:style-name="T6">, </text:span><text:span text:style-name="T6">posibles</text:span><text:span text:style-name="T6"> <text:s/></text:span><text:span text:style-name="T6">consecuencias</text:span><text:span text:style-name="T6">, </text:span><text:span text:style-name="T6">puntos</text:span><text:span text:style-name="T6"> </text:span><text:span text:style-name="T6">de</text:span><text:span text:style-name="T6"> </text:span><text:span text:style-name="T6">vista</text:span><text:span text:style-name="T6"> </text:span><text:span text:style-name="T6">y</text:span><text:span text:style-name="T6"> </text:span><text:span text:style-name="T6">en</text:span><text:span text:style-name="T6"> </text:span><text:span text:style-name="T6">general</text:span><text:span text:style-name="T6">, </text:span><text:span text:style-name="T6">preguntas</text:span><text:span text:style-name="T6"> </text:span><text:span text:style-name="T6">relacionadas</text:span><text:span text:style-name="T6"> </text:span><text:span text:style-name="T6">al</text:span><text:span text:style-name="T6"> </text:span><text:span text:style-name="T6">rango</text:span><text:span text:style-name="T6"> </text:span><text:span text:style-name="T6">de</text:span><text:span text:style-name="T6"> </text:span><text:span text:style-name="T6">acción</text:span><text:span text:style-name="T6"> </text:span><text:span text:style-name="T6">de</text:span><text:span text:style-name="T6"> </text:span><text:span text:style-name="T6">la</text:span><text:span text:style-name="T6"> </text:span><text:span text:style-name="T6">tarea</text:span><text:span text:style-name="T6">.</text:span></text:p>
              </text:list-item>
              <text:list-item>
                <text:p text:style-name="P7"><text:span text:style-name="T6">En</text:span><text:span text:style-name="T6"> </text:span><text:span text:style-name="T6">el</text:span><text:span text:style-name="T6"> </text:span><text:span text:style-name="T6">apartado</text:span><text:span text:style-name="T6"> </text:span><text:span text:style-name="T6">del</text:span><text:span text:style-name="T6"> </text:span><text:span text:style-name="T6">pensamiento</text:span><text:span text:style-name="T6"> </text:span><text:span text:style-name="T6">egoísta</text:span><text:span text:style-name="T6"> </text:span><text:span text:style-name="T6">se</text:span><text:span text:style-name="T6"> </text:span><text:span text:style-name="T6">atacan</text:span><text:span text:style-name="T6"> </text:span><text:span text:style-name="T6">duramente</text:span><text:span text:style-name="T6"> </text:span><text:span text:style-name="T6">los</text:span><text:span text:style-name="T6"> </text:span><text:span text:style-name="T6">dogmas</text:span><text:span text:style-name="T6"> </text:span><text:span text:style-name="T6">y</text:span><text:span text:style-name="T6"> </text:span><text:span text:style-name="T6">las</text:span><text:span text:style-name="T6"> </text:span><text:span text:style-name="T6">posibles</text:span><text:span text:style-name="T6"> </text:span><text:span text:style-name="T6">causas</text:span><text:span text:style-name="T6"> </text:span><text:span text:style-name="T6">que</text:span><text:span text:style-name="T6"> </text:span><text:span text:style-name="T6">los</text:span><text:span text:style-name="T6"> </text:span><text:span text:style-name="T6">sustentan</text:span><text:span text:style-name="T6">.</text:span></text:p>
              </text:list-item>
              <text:list-item>
                <text:p text:style-name="P7"><text:span text:style-name="T6">Claridad</text:span><text:span text:style-name="T6">, </text:span><text:span text:style-name="T6">exactitud</text:span><text:span text:style-name="T6">, </text:span><text:span text:style-name="T6">precisión</text:span><text:span text:style-name="T6">, </text:span><text:span text:style-name="T6">relevancia</text:span><text:span text:style-name="T6">, </text:span><text:span text:style-name="T6">profundidad</text:span><text:span text:style-name="T6">, </text:span><text:span text:style-name="T6">amplitud</text:span><text:span text:style-name="T6">, </text:span><text:span text:style-name="T6">lógica</text:span><text:span text:style-name="T6">, </text:span><text:span text:style-name="T6">importancia</text:span><text:span text:style-name="T6"> </text:span><text:span text:style-name="T6">y</text:span><text:span text:style-name="T6"> </text:span><text:span text:style-name="T6">justicia</text:span><text:span text:style-name="T6"> </text:span><text:span text:style-name="T6">son</text:span><text:span text:style-name="T6"> </text:span><text:span text:style-name="T6">los</text:span><text:span text:style-name="T6"> </text:span><text:span text:style-name="T6">estándares</text:span><text:span text:style-name="T6"> </text:span><text:span text:style-name="T6">intelectuales</text:span><text:span text:style-name="T6"> </text:span><text:span text:style-name="T6">universales</text:span><text:span text:style-name="T6"> </text:span><text:span text:style-name="T6">propuest</text:span><text:span text:style-name="T6">os</text:span><text:span text:style-name="T6"> </text:span><text:span text:style-name="T6">a</text:span><text:span text:style-name="T6"> </text:span><text:span text:style-name="T6">s</text:span><text:span text:style-name="T6">er</text:span><text:span text:style-name="T6"> </text:span><text:span text:style-name="T6">aplicados</text:span><text:span text:style-name="T6"> </text:span><text:span text:style-name="T6">al</text:span><text:span text:style-name="T6"> </text:span><text:span text:style-name="T6">juzgar</text:span><text:span text:style-name="T6"> </text:span><text:span text:style-name="T6">la</text:span><text:span text:style-name="T6"> </text:span><text:span text:style-name="T6">calidad</text:span><text:span text:style-name="T6"> </text:span><text:span text:style-name="T6">de</text:span><text:span text:style-name="T6"> </text:span><text:span text:style-name="T6">un</text:span><text:span text:style-name="T6"> </text:span><text:span text:style-name="T6">razonamiento</text:span><text:span text:style-name="T6">.</text:span></text:p>
              </text:list-item>
            </text:list>
          </table:table-cell>
          <table:table-cell table:style-name="Table2.A1" office:value-type="string">
            <text:p text:style-name="P4"><text:span text:style-name="T8">Opiniones</text:span><text:span text:style-name="T8"> </text:span><text:span text:style-name="T8">y</text:span><text:span text:style-name="T8"> </text:span><text:span text:style-name="T8">Reacciones</text:span><text:span text:style-name="T8">:</text:span></text:p>
            <text:list xml:id="list875445998" text:style-name="LS2">
              <text:list-item>
                <text:p text:style-name="P8"><text:span text:style-name="T6">El</text:span><text:span text:style-name="T6"> </text:span><text:span text:style-name="T6">pensamiento</text:span><text:span text:style-name="T6"> </text:span><text:span text:style-name="T6">crítico</text:span><text:span text:style-name="T6"> </text:span><text:span text:style-name="T6">es</text:span><text:span text:style-name="T6"> </text:span><text:span text:style-name="T6">algo</text:span><text:span text:style-name="T6"> </text:span><text:span text:style-name="T6">que</text:span><text:span text:style-name="T6"> </text:span><text:span text:style-name="T6">muchas</text:span><text:span text:style-name="T6"> </text:span><text:span text:style-name="T6">veces</text:span><text:span text:style-name="T6"> </text:span><text:span text:style-name="T6">di</text:span><text:span text:style-name="T6"> </text:span><text:span text:style-name="T6">por</text:span><text:span text:style-name="T6"> </text:span><text:span text:style-name="T6">sentado</text:span><text:span text:style-name="T6"> </text:span><text:span text:style-name="T6">en</text:span><text:span text:style-name="T6"> </text:span><text:span text:style-name="T6">mi</text:span><text:span text:style-name="T6"> </text:span><text:span text:style-name="T6">vida</text:span><text:span text:style-name="T6"> </text:span><text:span text:style-name="T6">hasta</text:span><text:span text:style-name="T6"> </text:span><text:span text:style-name="T6">que</text:span><text:span text:style-name="T6"> </text:span><text:span text:style-name="T6">llegue</text:span><text:span text:style-name="T6"> </text:span><text:span text:style-name="T6">a</text:span><text:span text:style-name="T6"> </text:span><text:span text:style-name="T6">esta</text:span><text:span text:style-name="T6"> </text:span><text:span text:style-name="T6">lectura</text:span><text:span text:style-name="T6">, </text:span><text:span text:style-name="T6">me</text:span><text:span text:style-name="T6"> </text:span><text:span text:style-name="T6">parece</text:span><text:span text:style-name="T6"> </text:span><text:span text:style-name="T6">positivo</text:span><text:span text:style-name="T6"> </text:span><text:span text:style-name="T6">que</text:span><text:span text:style-name="T6"> </text:span><text:span text:style-name="T6">exista</text:span><text:span text:style-name="T6"> </text:span><text:span text:style-name="T6">una</text:span><text:span text:style-name="T6"> </text:span><text:span text:style-name="T6">entidad</text:span><text:span text:style-name="T6"> </text:span><text:span text:style-name="T6">como</text:span><text:span text:style-name="T6"> </text:span><text:span text:style-name="T6">la</text:span><text:span text:style-name="T6"> </text:span><text:span text:style-name="T6">Fundación</text:span><text:span text:style-name="T6"> </text:span><text:span text:style-name="T6">para</text:span><text:span text:style-name="T6"> </text:span><text:span text:style-name="T6">el</text:span><text:span text:style-name="T6"> </text:span><text:span text:style-name="T6">Pensamiento</text:span><text:span text:style-name="T6"> </text:span><text:span text:style-name="T6">Crítico</text:span><text:span text:style-name="T6">, </text:span><text:span text:style-name="T6">sin</text:span><text:span text:style-name="T6"> </text:span><text:span text:style-name="T6">embargo</text:span><text:span text:style-name="T6"> </text:span><text:span text:style-name="T6">me</text:span><text:span text:style-name="T6"> </text:span><text:span text:style-name="T6">parece</text:span><text:span text:style-name="T6"> </text:span><text:span text:style-name="T6">negativo</text:span><text:span text:style-name="T6"> </text:span><text:span text:style-name="T6">l</text:span><text:span text:style-name="T6">a</text:span><text:span text:style-name="T6"> </text:span><text:span text:style-name="T6">incapacidad</text:span><text:span text:style-name="T6"> </text:span><text:span text:style-name="T6">de</text:span><text:span text:style-name="T6"> </text:span><text:span text:style-name="T6">la</text:span><text:span text:style-name="T6"> </text:span><text:span text:style-name="T6">que</text:span><text:span text:style-name="T6"> </text:span><text:span text:style-name="T6">gente</text:span><text:span text:style-name="T6"> </text:span><text:span text:style-name="T6">para</text:span><text:span text:style-name="T6"> </text:span><text:span text:style-name="T6">desarrollarlo</text:span><text:span text:style-name="T6"> </text:span><text:span text:style-name="T6">por</text:span><text:span text:style-name="T6"> </text:span><text:span text:style-name="T6">cuenta</text:span><text:span text:style-name="T6"> </text:span><text:span text:style-name="T6">propia</text:span><text:span text:style-name="T6">.</text:span></text:p>
              </text:list-item>
              <text:list-item>
                <text:p text:style-name="P8"><text:span text:style-name="T6">La</text:span><text:span text:style-name="T6"> </text:span><text:span text:style-name="T6">serie</text:span><text:span text:style-name="T6"> </text:span><text:span text:style-name="T6">de</text:span><text:span text:style-name="T6"> </text:span><text:span text:style-name="T6">preguntas</text:span><text:span text:style-name="T6"> </text:span><text:span text:style-name="T6">son</text:span><text:span text:style-name="T6"> </text:span><text:span text:style-name="T6">definitivamente</text:span><text:span text:style-name="T6"> </text:span><text:span text:style-name="T6">valiosas</text:span><text:span text:style-name="T6">, </text:span><text:span text:style-name="T6">mientras</text:span><text:span text:style-name="T6"> </text:span><text:span text:style-name="T6">que</text:span><text:span text:style-name="T6"> </text:span><text:span text:style-name="T6">se</text:span><text:span text:style-name="T6"> </text:span><text:span text:style-name="T6">vean</text:span><text:span text:style-name="T6"> </text:span><text:span text:style-name="T6">como</text:span><text:span text:style-name="T6"> </text:span><text:span text:style-name="T6">una</text:span><text:span text:style-name="T6"> </text:span><text:span text:style-name="T6">guía</text:span><text:span text:style-name="T6"> </text:span><text:span text:style-name="T6">y</text:span><text:span text:style-name="T6"> </text:span><text:span text:style-name="T6">no</text:span><text:span text:style-name="T6"> </text:span><text:span text:style-name="T6">una</text:span><text:span text:style-name="T6"> </text:span><text:span text:style-name="T6">receta</text:span><text:span text:style-name="T6">, </text:span><text:span text:style-name="T6">debería</text:span><text:span text:style-name="T6"> </text:span><text:span text:style-name="T6">ser</text:span><text:span text:style-name="T6"> </text:span><text:span text:style-name="T6">aplicado</text:span><text:span text:style-name="T6"> </text:span><text:span text:style-name="T6">en</text:span><text:span text:style-name="T6"> </text:span><text:span text:style-name="T6">contexto</text:span><text:span text:style-name="T6">.</text:span></text:p>
              </text:list-item>
              <text:list-item>
                <text:p text:style-name="P8"><text:span text:style-name="T6">Muy</text:span><text:span text:style-name="T6"> </text:span><text:span text:style-name="T6">interesante</text:span><text:span text:style-name="T6"> </text:span><text:span text:style-name="T6">el</text:span><text:span text:style-name="T6"> </text:span><text:span text:style-name="T6">apartado</text:span><text:span text:style-name="T6"> </text:span><text:span text:style-name="T6">de</text:span><text:span text:style-name="T6"> </text:span><text:span text:style-name="T6">pensamiento</text:span><text:span text:style-name="T6"> </text:span><text:span text:style-name="T6">egoísta</text:span><text:span text:style-name="T6">, </text:span><text:span text:style-name="T6">difícil</text:span><text:span text:style-name="T6"> </text:span><text:span text:style-name="T6">no</text:span><text:span text:style-name="T6"> </text:span><text:span text:style-name="T6">trazar</text:span><text:span text:style-name="T6"> </text:span><text:span text:style-name="T6">líneas</text:span><text:span text:style-name="T6"> </text:span><text:span text:style-name="T6">paralelas</text:span><text:span text:style-name="T6"> </text:span><text:span text:style-name="T6">con</text:span><text:span text:style-name="T6"> </text:span><text:span text:style-name="T6">dogmas</text:span><text:span text:style-name="T6"> </text:span><text:span text:style-name="T6">religiosos</text:span><text:span text:style-name="T6"> </text:span><text:span text:style-name="T6">para</text:span><text:span text:style-name="T6"> </text:span><text:span text:style-name="T6">todos</text:span><text:span text:style-name="T6"> </text:span><text:span text:style-name="T6">los</text:span><text:span text:style-name="T6"> </text:span><text:span text:style-name="T6">ejemplos</text:span><text:span text:style-name="T6"> </text:span><text:span text:style-name="T6">citados</text:span><text:span text:style-name="T6"> </text:span><text:span text:style-name="T6">en</text:span><text:span text:style-name="T6"> </text:span><text:span text:style-name="T6">el</text:span><text:span text:style-name="T6"> </text:span><text:span text:style-name="T6">texto</text:span><text:span text:style-name="T6">.</text:span></text:p>
              </text:list-item>
              <text:list-item>
                <text:p text:style-name="P8"><text:span text:style-name="T6">Los</text:span><text:span text:style-name="T6"> </text:span><text:span text:style-name="T7">Estándares</text:span><text:span text:style-name="T7"> </text:span><text:span text:style-name="T7">Intelectuales</text:span><text:span text:style-name="T7"> </text:span><text:span text:style-name="T7">Universales</text:span><text:span text:style-name="T6"> </text:span><text:span text:style-name="T6">no</text:span><text:span text:style-name="T6"> </text:span><text:span text:style-name="T6">son</text:span><text:span text:style-name="T6"> </text:span><text:span text:style-name="T6">una</text:span><text:span text:style-name="T6"> </text:span><text:span text:style-name="T6">receta</text:span><text:span text:style-name="T6"> </text:span><text:span text:style-name="T6">mágica</text:span><text:span text:style-name="T6"> </text:span><text:span text:style-name="T6">para</text:span><text:span text:style-name="T6"> </text:span><text:span text:style-name="T6">subir</text:span><text:span text:style-name="T6"> </text:span><text:span text:style-name="T6">el</text:span><text:span text:style-name="T6"> </text:span><text:span text:style-name="T6">CI</text:span><text:span text:style-name="T6">, </text:span><text:span text:style-name="T6">sino</text:span><text:span text:style-name="T6"> </text:span><text:span text:style-name="T6">una</text:span><text:span text:style-name="T6"> </text:span><text:span text:style-name="T6">guía</text:span><text:span text:style-name="T6"> </text:span><text:span text:style-name="T6">útil</text:span><text:span text:style-name="T6"> </text:span><text:span text:style-name="T6">para</text:span><text:span text:style-name="T6"> </text:span><text:span text:style-name="T6">cuestionar</text:span><text:span text:style-name="T6"> </text:span><text:span text:style-name="T6">las</text:span><text:span text:style-name="T6"> </text:span><text:span text:style-name="T6">acciones</text:span><text:span text:style-name="T6"> </text:span><text:span text:style-name="T6">diar</text:span><text:span text:style-name="T6">ias</text:span><text:span text:style-name="T6"> </text:span><text:span text:style-name="T6">y</text:span><text:span text:style-name="T6"> </text:span><text:span text:style-name="T6">su</text:span><text:span text:style-name="T6"> </text:span><text:span text:style-name="T6">posible</text:span><text:span text:style-name="T6"> </text:span><text:span text:style-name="T6">impacto</text:span><text:span text:style-name="T6">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3"><text:span text:style-name="T8">Citas</text:span><text:span text:style-name="T8"> </text:span><text:span text:style-name="T8">Textuales</text:span><text:span text:style-name="T8">:</text:span></text:p>
            <text:list xml:id="list652091287" text:style-name="LS3">
              <text:list-item>
                <text:p text:style-name="P9"><text:span text:style-name="T7">“...</text:span><text:span text:style-name="T7">El</text:span><text:span text:style-name="T7"> </text:span><text:span text:style-name="T7">pensamiento</text:span><text:span text:style-name="T7"> </text:span><text:span text:style-name="T7">crítico</text:span><text:span text:style-name="T7"> </text:span><text:span text:style-name="T7">es</text:span><text:span text:style-name="T7"> </text:span><text:span text:style-name="T7">ese</text:span><text:span text:style-name="T7"> </text:span><text:span text:style-name="T7">modo</text:span><text:span text:style-name="T7"> </text:span><text:span text:style-name="T7">de</text:span><text:span text:style-name="T7"> </text:span><text:span text:style-name="T7">pensar</text:span><text:span text:style-name="T7"> ... </text:span><text:span text:style-name="T7">en</text:span><text:span text:style-name="T7"> </text:span><text:span text:style-name="T7">el</text:span><text:span text:style-name="T7"> </text:span><text:span text:style-name="T7">cual</text:span><text:span text:style-name="T7"> </text:span><text:span text:style-name="T7">el</text:span><text:span text:style-name="T7"> </text:span><text:span text:style-name="T7">pensante</text:span><text:span text:style-name="T7"> </text:span><text:span text:style-name="T7">mejora</text:span><text:span text:style-name="T7"> </text:span><text:span text:style-name="T7">la</text:span><text:span text:style-name="T7"> </text:span><text:span text:style-name="T7">calidad</text:span><text:span text:style-name="T7"> </text:span><text:span text:style-name="T7">de</text:span><text:span text:style-name="T7"> </text:span><text:span text:style-name="T7">su</text:span><text:span text:style-name="T7"> </text:span><text:span text:style-name="T7">pensamiento</text:span><text:span text:style-name="T7"> </text:span><text:span text:style-name="T7">al</text:span><text:span text:style-name="T7"> </text:span><text:span text:style-name="T7">apoderarse</text:span><text:span text:style-name="T7"> </text:span><text:span text:style-name="T7">de</text:span><text:span text:style-name="T7"> </text:span><text:span text:style-name="T7">las</text:span><text:span text:style-name="T7"> </text:span><text:span text:style-name="T7">estructuras</text:span><text:span text:style-name="T7"> </text:span><text:span text:style-name="T7">inherentes</text:span><text:span text:style-name="T7"> </text:span><text:span text:style-name="T7">del</text:span><text:span text:style-name="T7"> </text:span><text:span text:style-name="T7">acto</text:span><text:span text:style-name="T7"> </text:span><text:span text:style-name="T7">de</text:span><text:span text:style-name="T7"> </text:span><text:span text:style-name="T7">pensar</text:span><text:span text:style-name="T7"> </text:span><text:span text:style-name="T7">y</text:span><text:span text:style-name="T7"> </text:span><text:span text:style-name="T7">al</text:span><text:span text:style-name="T7"> </text:span><text:span text:style-name="T7">someterlas</text:span><text:span text:style-name="T7"> </text:span><text:span text:style-name="T7">a</text:span><text:span text:style-name="T7"> </text:span><text:span text:style-name="T7">estándares</text:span><text:span text:style-name="T7"> </text:span><text:soft-page-break/><text:span text:style-name="T7">intelectuales</text:span><text:span text:style-name="T7">...</text:span><text:span text:style-name="T7">”</text:span></text:p>
              </text:list-item>
              <text:list-item>
                <text:p text:style-name="P9"><text:span text:style-name="T7">“...</text:span><text:span text:style-name="T7">Como</text:span><text:span text:style-name="T7"> </text:span><text:span text:style-name="T7">humanos</text:span><text:span text:style-name="T7">, </text:span><text:span text:style-name="T7">vivimos</text:span><text:span text:style-name="T7"> </text:span><text:span text:style-name="T7">con</text:span><text:span text:style-name="T7"> </text:span><text:span text:style-name="T7">un</text:span><text:span text:style-name="T7"> </text:span><text:span text:style-name="T7">confiado</text:span><text:span text:style-name="T7">, </text:span><text:span text:style-name="T7">aunque</text:span><text:span text:style-name="T7"> </text:span><text:span text:style-name="T7">irreal</text:span><text:span text:style-name="T7">, </text:span><text:span text:style-name="T7">sentido</text:span><text:span text:style-name="T7"> </text:span><text:span text:style-name="T7">de</text:span><text:span text:style-name="T7"> </text:span><text:span text:style-name="T7">que</text:span><text:span text:style-name="T7"> </text:span><text:span text:style-name="T7">sabemos</text:span><text:span text:style-name="T7"> </text:span><text:span text:style-name="T7">cómo</text:span><text:span text:style-name="T7"> </text:span><text:span text:style-name="T7">son</text:span><text:span text:style-name="T7"> </text:span><text:span text:style-name="T7">las</text:span><text:span text:style-name="T7"> </text:span><text:span text:style-name="T7">cosas</text:span><text:span text:style-name="T7"> </text:span><text:span text:style-name="T7">y</text:span><text:span text:style-name="T7"> </text:span><text:span text:style-name="T7">que</text:span><text:span text:style-name="T7"> </text:span><text:span text:style-name="T7">somos</text:span><text:span text:style-name="T7"> </text:span><text:span text:style-name="T7">objetivos</text:span><text:span text:style-name="T7">. </text:span><text:span text:style-name="T7">Creemos</text:span><text:span text:style-name="T7">, </text:span><text:span text:style-name="T7">por</text:span><text:span text:style-name="T7"> </text:span><text:span text:style-name="T7">naturaleza</text:span><text:span text:style-name="T7">, </text:span><text:span text:style-name="T7">en</text:span><text:span text:style-name="T7"> </text:span><text:span text:style-name="T7">nuestras</text:span><text:span text:style-name="T7"> </text:span><text:span text:style-name="T7">percepciones</text:span><text:span text:style-name="T7"> </text:span><text:span text:style-name="T7">intuitivas</text:span><text:span text:style-name="T7"> </text:span><text:span text:style-name="T7">aunque</text:span><text:span text:style-name="T7"> </text:span><text:span text:style-name="T7">sean</text:span><text:span text:style-name="T7"> </text:span><text:span text:style-name="T7">erróneas</text:span><text:span text:style-name="T7">.</text:span><text:span text:style-name="T7">..”</text:span></text:p>
              </text:list-item>
              <text:list-item>
                <text:p text:style-name="P9"><text:span text:style-name="T7">“…</text:span><text:span text:style-name="T7">Todo</text:span><text:span text:style-name="T7"> </text:span><text:span text:style-name="T7">razonamiento</text:span><text:span text:style-name="T7"> </text:span><text:span text:style-name="T7">se</text:span><text:span text:style-name="T7"> </text:span><text:span text:style-name="T7">fundamenta</text:span><text:span text:style-name="T7"> </text:span><text:span text:style-name="T7">en</text:span><text:span text:style-name="T7"> </text:span><text:span text:style-name="T7">DATOS</text:span><text:span text:style-name="T7">, </text:span><text:span text:style-name="T7">INFORMACION</text:span><text:span text:style-name="T7"> [</text:span><text:span text:style-name="T7">sic</text:span><text:span text:style-name="T7">] </text:span><text:span text:style-name="T7">y</text:span><text:span text:style-name="T7"> </text:span><text:span text:style-name="T7">EVIDENCIA</text:span><text:span text:style-name="T7">...</text:span><text:span text:style-name="T7">”</text:span></text:p>
              </text:list-item>
            </text:list>
          </table:table-cell>
          <table:table-cell table:style-name="Table2.A1" office:value-type="string">
            <text:p text:style-name="P4"><text:span text:style-name="T8">Opiniones</text:span><text:span text:style-name="T8"> </text:span><text:span text:style-name="T8">y</text:span><text:span text:style-name="T8"> </text:span><text:span text:style-name="T8">Reacciones</text:span><text:span text:style-name="T8">:</text:span></text:p>
            <text:list xml:id="list53061949" text:style-name="LS4">
              <text:list-item>
                <text:p text:style-name="P10"><text:span text:style-name="T6">Palabras</text:span><text:span text:style-name="T6"> </text:span><text:span text:style-name="T6">más</text:span><text:span text:style-name="T6">, </text:span><text:span text:style-name="T6">palabras</text:span><text:span text:style-name="T6"> </text:span><text:span text:style-name="T6">menos</text:span><text:span text:style-name="T6">, </text:span><text:span text:style-name="T6">hay</text:span><text:span text:style-name="T6"> </text:span><text:span text:style-name="T6">que</text:span><text:span text:style-name="T6"> </text:span><text:span text:style-name="T6">pensar</text:span><text:span text:style-name="T6"> </text:span><text:span text:style-name="T6">antes</text:span><text:span text:style-name="T6"> </text:span><text:span text:style-name="T6">de</text:span><text:span text:style-name="T6"> </text:span><text:span text:style-name="T6">hablar</text:span><text:span text:style-name="T6">.</text:span></text:p>
              </text:list-item>
              <text:list-item>
                <text:p text:style-name="P10"><text:span text:style-name="T6">Increiblemente</text:span><text:span text:style-name="T6"> </text:span><text:span text:style-name="T6">cierto</text:span><text:span text:style-name="T6">, </text:span><text:span text:style-name="T6">no</text:span><text:span text:style-name="T6"> </text:span><text:span text:style-name="T6">hay</text:span><text:span text:style-name="T6"> </text:span><text:span text:style-name="T6">peor</text:span><text:span text:style-name="T6"> </text:span><text:span text:style-name="T6">sordo</text:span><text:span text:style-name="T6"> </text:span><text:span text:style-name="T6">que</text:span><text:span text:style-name="T6"> </text:span><text:span text:style-name="T6">el</text:span><text:span text:style-name="T6"> </text:span><text:span text:style-name="T6">que</text:span><text:span text:style-name="T6"> </text:span><text:span text:style-name="T6">no</text:span><text:span text:style-name="T6"> </text:span><text:span text:style-name="T6">quiere</text:span><text:span text:style-name="T6"> </text:span><text:span text:style-name="T6">oir</text:span><text:span text:style-name="T6">.</text:span></text:p>
              </text:list-item>
              <text:list-item>
                <text:p text:style-name="P10"><text:span text:style-name="T6">Probablemente</text:span><text:span text:style-name="T6"> </text:span><text:span text:style-name="T6">este</text:span><text:span text:style-name="T6"> </text:span><text:span text:style-name="T6">sea</text:span><text:span text:style-name="T6"> </text:span><text:span text:style-name="T6">el</text:span><text:span text:style-name="T6"> </text:span><text:span text:style-name="T6">párrafo</text:span><text:span text:style-name="T6"> </text:span><text:span text:style-name="T6">con</text:span><text:span text:style-name="T6"> <text:s/></text:span><text:span text:style-name="T6">mayor</text:span><text:span text:style-name="T6"> </text:span><text:span text:style-name="T6">peso</text:span><text:span text:style-name="T6"> </text:span><text:span text:style-name="T6">de</text:span><text:span text:style-name="T6"> </text:span><text:span text:style-name="T6">toda</text:span><text:span text:style-name="T6"> </text:span><text:span text:style-name="T6">la</text:span><text:span text:style-name="T6"> </text:span><text:span text:style-name="T6">guia</text:span><text:span text:style-name="T6">, </text:span><text:soft-page-break/><text:span text:style-name="T6">pensar</text:span><text:span text:style-name="T6"> </text:span><text:span text:style-name="T6">sobre</text:span><text:span text:style-name="T6"> </text:span><text:span text:style-name="T6">lo</text:span><text:span text:style-name="T6"> </text:span><text:span text:style-name="T6">que</text:span><text:span text:style-name="T6"> </text:span><text:span text:style-name="T6">se</text:span><text:span text:style-name="T6"> </text:span><text:span text:style-name="T6">va</text:span><text:span text:style-name="T6"> </text:span><text:span text:style-name="T6">a</text:span><text:span text:style-name="T6"> </text:span><text:span text:style-name="T6">decir</text:span><text:span text:style-name="T6">, </text:span><text:span text:style-name="T6">pensar</text:span><text:span text:style-name="T6"> </text:span><text:span text:style-name="T6">sobre</text:span><text:span text:style-name="T6"> </text:span><text:span text:style-name="T6">los</text:span><text:span text:style-name="T6"> </text:span><text:span text:style-name="T6">hechos</text:span><text:span text:style-name="T6"> </text:span><text:span text:style-name="T6">que</text:span><text:span text:style-name="T6"> </text:span><text:span text:style-name="T6">apoyan</text:span><text:span text:style-name="T6"> (</text:span><text:span text:style-name="T6">y</text:span><text:span text:style-name="T6"> </text:span><text:span text:style-name="T6">contrarian</text:span><text:span text:style-name="T6">) </text:span><text:span text:style-name="T6">una</text:span><text:span text:style-name="T6"> </text:span><text:span text:style-name="T6">respuesta</text:span><text:span text:style-name="T6">, </text:span><text:span text:style-name="T6">valiosísimo</text:span><text:span text:style-name="T6">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3"><text:span text:style-name="T8">Preguntas:</text:span></text:p>
            <text:list xml:id="list1161623656" text:style-name="L1">
              <text:list-item>
                <text:p text:style-name="P6"><text:span text:style-name="T10">Sin dudar por un momento el valor de la guia ¿porque este tipo de lecturas no se dan a nivel colegial?¿Quien se beneficiaria?¿Quien se vería afectado?</text:span></text:p>
              </text:list-item>
              <text:list-item>
                <text:p text:style-name="P6"><text:span text:style-name="T10">¿De donde nace la necesidad de crear una guia como esta?¿Quién se beneficia?</text:span></text:p>
              </text:list-item>
            </text:list>
          </table:table-cell>
          <table:table-cell table:style-name="Table2.A1" office:value-type="string">
            <text:p text:style-name="P4"><text:span text:style-name="T8">Opiniones</text:span><text:span text:style-name="T8"> </text:span><text:span text:style-name="T8">y</text:span><text:span text:style-name="T8"> </text:span><text:span text:style-name="T8">Reacciones</text:span><text:span text:style-name="T8">:</text:span></text:p>
            <text:list xml:id="list1925011422" text:style-name="LS6">
              <text:list-item>
                <text:p text:style-name="P11"><text:span text:style-name="T6">Lastimosamente</text:span><text:span text:style-name="T6"> </text:span><text:span text:style-name="T6">la</text:span><text:span text:style-name="T6"> </text:span><text:span text:style-name="T6">realidad</text:span><text:span text:style-name="T6"> </text:span><text:span text:style-name="T6">de</text:span><text:span text:style-name="T6"> </text:span><text:span text:style-name="T6">los</text:span><text:span text:style-name="T6"> </text:span><text:span text:style-name="T6">gobiernos</text:span><text:span text:style-name="T6">, </text:span><text:span text:style-name="T6">no</text:span><text:span text:style-name="T6"> </text:span><text:span text:style-name="T6">tan</text:span><text:span text:style-name="T6"> </text:span><text:span text:style-name="T6">solo</text:span><text:span text:style-name="T6"> </text:span><text:span text:style-name="T6">a</text:span><text:span text:style-name="T6"> </text:span><text:span text:style-name="T6">nivel</text:span><text:span text:style-name="T6"> </text:span><text:span text:style-name="T6">latinoamericano</text:span><text:span text:style-name="T6"> </text:span><text:span text:style-name="T6">sino</text:span><text:span text:style-name="T6"> </text:span><text:span text:style-name="T6">que</text:span><text:span text:style-name="T6"> </text:span><text:span text:style-name="T6">a</text:span><text:span text:style-name="T6"> </text:span><text:span text:style-name="T6">nivel</text:span><text:span text:style-name="T6"> </text:span><text:span text:style-name="T6">mundial</text:span><text:span text:style-name="T6"> </text:span><text:span text:style-name="T6">funcionan</text:span><text:span text:style-name="T6"> </text:span><text:span text:style-name="T6">en</text:span><text:span text:style-name="T6"> </text:span><text:span text:style-name="T6">base</text:span><text:span text:style-name="T6"> </text:span><text:span text:style-name="T6">a</text:span><text:span text:style-name="T6"> </text:span><text:span text:style-name="T6">engaños</text:span><text:span text:style-name="T6"> </text:span><text:span text:style-name="T6">y</text:span><text:span text:style-name="T6"> </text:span><text:span text:style-name="T6">mentiras</text:span><text:span text:style-name="T6">, </text:span><text:span text:style-name="T6">el</text:span><text:span text:style-name="T6"> </text:span><text:span text:style-name="T6">promover</text:span><text:span text:style-name="T6"> </text:span><text:span text:style-name="T6">pensamiento</text:span><text:span text:style-name="T6"> </text:span><text:span text:style-name="T6">crítico</text:span><text:span text:style-name="T6"> </text:span><text:span text:style-name="T6">iría</text:span><text:span text:style-name="T6"> </text:span><text:span text:style-name="T6">directamente</text:span><text:span text:style-name="T6"> </text:span><text:span text:style-name="T6">en</text:span><text:span text:style-name="T6"> </text:span><text:span text:style-name="T6">contra</text:span><text:span text:style-name="T6"> </text:span><text:span text:style-name="T6">de</text:span><text:span text:style-name="T6"> </text:span><text:span text:style-name="T6">sus</text:span><text:span text:style-name="T6"> </text:span><text:span text:style-name="T6">intereses</text:span><text:span text:style-name="T6">, </text:span><text:span text:style-name="T6">aunque</text:span><text:span text:style-name="T6"> </text:span><text:span text:style-name="T6">los</text:span><text:span text:style-name="T6"> </text:span><text:span text:style-name="T6">beneficiados</text:span><text:span text:style-name="T6"> </text:span><text:span text:style-name="T6">a</text:span><text:span text:style-name="T6"> </text:span><text:span text:style-name="T6">la</text:span><text:span text:style-name="T6"> </text:span><text:span text:style-name="T6">larga</text:span><text:span text:style-name="T6"> </text:span><text:span text:style-name="T6">sería</text:span><text:span text:style-name="T6"> </text:span><text:span text:style-name="T6">el</text:span><text:span text:style-name="T6"> </text:span><text:span text:style-name="T6">pueblo</text:span><text:span text:style-name="T6">, </text:span><text:span text:style-name="T6">los</text:span><text:span text:style-name="T6"> </text:span><text:span text:style-name="T6">afectados</text:span><text:span text:style-name="T6"> </text:span><text:span text:style-name="T6">sería</text:span><text:span text:style-name="T6"> </text:span><text:span text:style-name="T6">la</text:span><text:span text:style-name="T6"> </text:span><text:span text:style-name="T6">clase</text:span><text:span text:style-name="T6"> </text:span><text:span text:style-name="T6">más</text:span><text:span text:style-name="T6"> </text:span><text:span text:style-name="T6">poderosa</text:span><text:span text:style-name="T6">.</text:span></text:p>
              </text:list-item>
              <text:list-item>
                <text:p text:style-name="P11"><text:span text:style-name="T6">Segun</text:span><text:span text:style-name="T6"> </text:span><text:span text:style-name="T6">CriticalThinking</text:span><text:span text:style-name="T6">.</text:span><text:span text:style-name="T6">org</text:span><text:span text:style-name="T6"> </text:span><text:span text:style-name="T6">su</text:span><text:span text:style-name="T6"> </text:span><text:span text:style-name="T6">meta</text:span><text:span text:style-name="T6"> </text:span><text:span text:style-name="T6">“</text:span><text:span text:style-name="T7">es</text:span><text:span text:style-name="T7"> </text:span><text:span text:style-name="T7">posicionar</text:span><text:span text:style-name="T7"> </text:span><text:span text:style-name="T7">el</text:span><text:span text:style-name="T7"> </text:span><text:span text:style-name="T7">pensamiento</text:span><text:span text:style-name="T7"> </text:span><text:span text:style-name="T7">critico</text:span><text:span text:style-name="T7"> </text:span><text:span text:style-name="T7">como</text:span><text:span text:style-name="T7"> </text:span><text:span text:style-name="T7">un</text:span><text:span text:style-name="T7"> </text:span><text:span text:style-name="T7">valor</text:span><text:span text:style-name="T7"> </text:span><text:span text:style-name="T7">esencial</text:span><text:span text:style-name="T7"> </text:span><text:span text:style-name="T7">para</text:span><text:span text:style-name="T7"> </text:span><text:span text:style-name="T7">la</text:span><text:span text:style-name="T7"> </text:span><text:span text:style-name="T7">sociedad</text:span><text:span text:style-name="T7"> </text:span><text:span text:style-name="T7">y</text:span><text:span text:style-name="T7"> </text:span><text:span text:style-name="T7">un</text:span><text:span text:style-name="T7"> </text:span><text:span text:style-name="T7">pilar</text:span><text:span text:style-name="T7"> </text:span><text:span text:style-name="T7">para</text:span><text:span text:style-name="T7"> </text:span><text:span text:style-name="T7">una</text:span><text:span text:style-name="T7"> </text:span><text:span text:style-name="T7">reforma</text:span><text:span text:style-name="T7"> </text:span><text:span text:style-name="T7">educativa</text:span><text:span text:style-name="T7">”</text:span><text:span text:style-name="T7">, </text:span><text:span text:style-name="T6">definitivamente</text:span><text:span text:style-name="T6"> </text:span><text:span text:style-name="T6">una</text:span><text:span text:style-name="T6"> </text:span><text:span text:style-name="T6">tarea</text:span><text:span text:style-name="T6"> </text:span><text:span text:style-name="T6">faraonica</text:span><text:span text:style-name="T6"> </text:span><text:span text:style-name="T6">que</text:span><text:span text:style-name="T6"> </text:span><text:span text:style-name="T6">busca</text:span><text:span text:style-name="T6"> </text:span><text:span text:style-name="T6">impactar</text:span><text:span text:style-name="T6"> </text:span><text:span text:style-name="T6">el</text:span><text:span text:style-name="T6"> </text:span><text:span text:style-name="T6">desarrollo</text:span><text:span text:style-name="T6"> </text:span><text:span text:style-name="T6">de</text:span><text:span text:style-name="T6"> </text:span><text:span text:style-name="T6">la</text:span><text:span text:style-name="T6"> </text:span><text:span text:style-name="T6">sociedad</text:span><text:span text:style-name="T6"> </text:span><text:span text:style-name="T6">mas</text:span><text:span text:style-name="T6"> </text:span><text:span text:style-name="T6">alla</text:span><text:span text:style-name="T6"> </text:span><text:span text:style-name="T6">de</text:span><text:span text:style-name="T6"> <text:s/></text:span><text:span text:style-name="T6">las</text:span><text:span text:style-name="T6"> </text:span><text:span text:style-name="T6">aulas</text:span><text:span text:style-name="T6"> </text:span><text:span text:style-name="T6">y</text:span><text:span text:style-name="T6"> </text:span><text:span text:style-name="T6">las</text:span><text:span text:style-name="T6"> </text:span><text:span text:style-name="T6">oficinas</text:span><text:span text:style-name="T6">, </text:span><text:span text:style-name="T6">busca</text:span><text:span text:style-name="T6"> </text:span><text:span text:style-name="T6">impregnar</text:span><text:span text:style-name="T6"> </text:span><text:span text:style-name="T6">todos</text:span><text:span text:style-name="T6"> </text:span><text:span text:style-name="T6">los</text:span><text:span text:style-name="T6"> </text:span><text:span text:style-name="T6">aspectos</text:span><text:span text:style-name="T6"> </text:span><text:span text:style-name="T6">de</text:span><text:span text:style-name="T6"> </text:span><text:span text:style-name="T6">nuestra</text:span><text:span text:style-name="T6"> </text:span><text:span text:style-name="T6">vida</text:span><text:span text:style-name="T6"> </text:span><text:span text:style-name="T6">diaria</text:span><text:span text:style-name="T6">, </text:span><text:span text:style-name="T6">al</text:span><text:span text:style-name="T6"> </text:span><text:span text:style-name="T6">conocer</text:span><text:span text:style-name="T6"> </text:span><text:span text:style-name="T6">estos</text:span><text:span text:style-name="T6"> </text:span><text:span text:style-name="T6">conceptos</text:span><text:span text:style-name="T6">, </text:span><text:span text:style-name="T6">los</text:span><text:span text:style-name="T6"> </text:span><text:span text:style-name="T6">unicos</text:span><text:span text:style-name="T6"> </text:span><text:span text:style-name="T6">beneficiados</text:span><text:span text:style-name="T6"> </text:span><text:span text:style-name="T6">seremos</text:span><text:span text:style-name="T6"> </text:span><text:span text:style-name="T6">nosotros</text:span><text:span text:style-name="T6"> </text:span><text:span text:style-name="T6">mismos</text:span><text:span text:style-name="T6">.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Droid Sans" svg:font-family="'Droid Sans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1">
        <style:list-level-properties text:space-before="0.75in"/>
      </text:list-level-style-number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1">
        <style:list-level-properties text:space-before="0.75in"/>
      </text:list-level-style-number>
      <text:list-level-style-number text:level="3" text:style-name="List2Level2" style:num-suffix="." style:num-format="1">
        <style:list-level-properties text:min-label-width="1in" fo:text-align="end"/>
      </text:list-level-style-number>
      <text:list-level-style-number text:level="4" text:style-name="List2Level3" style:num-suffix="." style:num-format="1">
        <style:list-level-properties text:space-before="1.75in"/>
      </text:list-level-style-number>
      <text:list-level-style-number text:level="5" text:style-name="List2Level4" style:num-suffix="." style:num-format="1">
        <style:list-level-properties text:space-before="2.25in"/>
      </text:list-level-style-number>
      <text:list-level-style-number text:level="6" text:style-name="List2Level5" style:num-suffix="." style:num-format="1">
        <style:list-level-properties text:min-label-width="1.75in" fo:text-align="end"/>
      </text:list-level-style-number>
      <text:list-level-style-number text:level="7" text:style-name="List2Level6" style:num-suffix="." style:num-format="1">
        <style:list-level-properties text:space-before="3.25in"/>
      </text:list-level-style-number>
      <text:list-level-style-number text:level="8" text:style-name="List2Level7" style:num-suffix="." style:num-format="1">
        <style:list-level-properties text:space-before="3.75in"/>
      </text:list-level-style-number>
      <text:list-level-style-number text:level="9" text:style-name="List2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1">
        <style:list-level-properties text:space-before="0.75in"/>
      </text:list-level-style-number>
      <text:list-level-style-number text:level="3" text:style-name="List3Level2" style:num-suffix="." style:num-format="1">
        <style:list-level-properties text:min-label-width="1in" fo:text-align="end"/>
      </text:list-level-style-number>
      <text:list-level-style-number text:level="4" text:style-name="List3Level3" style:num-suffix="." style:num-format="1">
        <style:list-level-properties text:space-before="1.75in"/>
      </text:list-level-style-number>
      <text:list-level-style-number text:level="5" text:style-name="List3Level4" style:num-suffix="." style:num-format="1">
        <style:list-level-properties text:space-before="2.25in"/>
      </text:list-level-style-number>
      <text:list-level-style-number text:level="6" text:style-name="List3Level5" style:num-suffix="." style:num-format="1">
        <style:list-level-properties text:min-label-width="1.75in" fo:text-align="end"/>
      </text:list-level-style-number>
      <text:list-level-style-number text:level="7" text:style-name="List3Level6" style:num-suffix="." style:num-format="1">
        <style:list-level-properties text:space-before="3.25in"/>
      </text:list-level-style-number>
      <text:list-level-style-number text:level="8" text:style-name="List3Level7" style:num-suffix="." style:num-format="1">
        <style:list-level-properties text:space-before="3.75in"/>
      </text:list-level-style-number>
      <text:list-level-style-number text:level="9" text:style-name="List3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1">
        <style:list-level-properties text:space-before="0.75in"/>
      </text:list-level-style-number>
      <text:list-level-style-number text:level="3" text:style-name="List4Level2" style:num-suffix="." style:num-format="1">
        <style:list-level-properties text:min-label-width="1in" fo:text-align="end"/>
      </text:list-level-style-number>
      <text:list-level-style-number text:level="4" text:style-name="List4Level3" style:num-suffix="." style:num-format="1">
        <style:list-level-properties text:space-before="1.75in"/>
      </text:list-level-style-number>
      <text:list-level-style-number text:level="5" text:style-name="List4Level4" style:num-suffix="." style:num-format="1">
        <style:list-level-properties text:space-before="2.25in"/>
      </text:list-level-style-number>
      <text:list-level-style-number text:level="6" text:style-name="List4Level5" style:num-suffix="." style:num-format="1">
        <style:list-level-properties text:min-label-width="1.75in" fo:text-align="end"/>
      </text:list-level-style-number>
      <text:list-level-style-number text:level="7" text:style-name="List4Level6" style:num-suffix="." style:num-format="1">
        <style:list-level-properties text:space-before="3.25in"/>
      </text:list-level-style-number>
      <text:list-level-style-number text:level="8" text:style-name="List4Level7" style:num-suffix="." style:num-format="1">
        <style:list-level-properties text:space-before="3.75in"/>
      </text:list-level-style-number>
      <text:list-level-style-number text:level="9" text:style-name="List4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1">
        <style:list-level-properties text:space-before="0.75in"/>
      </text:list-level-style-number>
      <text:list-level-style-number text:level="3" text:style-name="List5Level2" style:num-suffix="." style:num-format="1">
        <style:list-level-properties text:min-label-width="1in" fo:text-align="end"/>
      </text:list-level-style-number>
      <text:list-level-style-number text:level="4" text:style-name="List5Level3" style:num-suffix="." style:num-format="1">
        <style:list-level-properties text:space-before="1.75in"/>
      </text:list-level-style-number>
      <text:list-level-style-number text:level="5" text:style-name="List5Level4" style:num-suffix="." style:num-format="1">
        <style:list-level-properties text:space-before="2.25in"/>
      </text:list-level-style-number>
      <text:list-level-style-number text:level="6" text:style-name="List5Level5" style:num-suffix="." style:num-format="1">
        <style:list-level-properties text:min-label-width="1.75in" fo:text-align="end"/>
      </text:list-level-style-number>
      <text:list-level-style-number text:level="7" text:style-name="List5Level6" style:num-suffix="." style:num-format="1">
        <style:list-level-properties text:space-before="3.25in"/>
      </text:list-level-style-number>
      <text:list-level-style-number text:level="8" text:style-name="List5Level7" style:num-suffix="." style:num-format="1">
        <style:list-level-properties text:space-before="3.75in"/>
      </text:list-level-style-number>
      <text:list-level-style-number text:level="9" text:style-name="List5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1">
        <style:list-level-properties text:space-before="0.75in"/>
      </text:list-level-style-number>
      <text:list-level-style-number text:level="3" text:style-name="List6Level2" style:num-suffix="." style:num-format="1">
        <style:list-level-properties text:min-label-width="1in" fo:text-align="end"/>
      </text:list-level-style-number>
      <text:list-level-style-number text:level="4" text:style-name="List6Level3" style:num-suffix="." style:num-format="1">
        <style:list-level-properties text:space-before="1.75in"/>
      </text:list-level-style-number>
      <text:list-level-style-number text:level="5" text:style-name="List6Level4" style:num-suffix="." style:num-format="1">
        <style:list-level-properties text:space-before="2.25in"/>
      </text:list-level-style-number>
      <text:list-level-style-number text:level="6" text:style-name="List6Level5" style:num-suffix="." style:num-format="1">
        <style:list-level-properties text:min-label-width="1.75in" fo:text-align="end"/>
      </text:list-level-style-number>
      <text:list-level-style-number text:level="7" text:style-name="List6Level6" style:num-suffix="." style:num-format="1">
        <style:list-level-properties text:space-before="3.25in"/>
      </text:list-level-style-number>
      <text:list-level-style-number text:level="8" text:style-name="List6Level7" style:num-suffix="." style:num-format="1">
        <style:list-level-properties text:space-before="3.75in"/>
      </text:list-level-style-number>
      <text:list-level-style-number text:level="9" text:style-name="List6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Leo Picado</dc:creator>
    <meta:editing-cycles>2</meta:editing-cycles>
    <dc:date>2013-02-14T19:19:00</dc:date>
    <meta:editing-duration>P0D</meta:editing-duration>
    <meta:document-statistic meta:table-count="2" meta:image-count="0" meta:object-count="0" meta:page-count="2" meta:paragraph-count="27" meta:word-count="590" meta:character-count="309" meta:non-whitespace-character-count="3163"/>
  </office:meta>
</office:document-meta>
</file>